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3f157" officeooo:paragraph-rsid="0003f157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3f157" officeooo:paragraph-rsid="0003f157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3f157" officeooo:paragraph-rsid="0003f157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03f15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2fb5" style:font-weight-asian="normal" style:font-weight-complex="normal"/>
    </style:style>
    <style:style style:name="T3" style:family="text">
      <style:text-properties officeooo:rsid="0009cab6"/>
    </style:style>
    <style:style style:name="T4" style:family="text">
      <style:text-properties fo:font-size="14pt" fo:font-weight="normal" officeooo:rsid="0003f157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09cab6" style:font-size-asian="12.25pt" style:font-weight-asian="normal" style:font-size-complex="14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SH Launch program</text:p>
      <text:p text:style-name="P2"/>
      <text:p text:style-name="P2">But :<text:span text:style-name="T1"> Permettre à un module de lancer un </text:span><text:span text:style-name="T2">container </text:span><text:span text:style-name="T1">docker dans une autre machine de manière sécurisé.</text:span></text:p>
      <text:p text:style-name="P2"><text:span text:style-name="T1"/></text:p>
      <text:p text:style-name="P2">Architecture </text:p>
      <text:p text:style-name="P2"/>
      <text:p text:style-name="P3">L’api se basera sur la connexion sécurisé ssh.</text:p>
      <text:p text:style-name="P3">Sur la machine connectée, les informations sensibles comme les mots de passe de la base de donnée par exemple seront envoyé sous forme de fichier</text:p>
      <text:p text:style-name="P4"><text:span text:style-name="T4">L’image docker sera lancé avec comme arguments ces données sensibles et, ensuite, après que le container soit lancé, on réécrit des informations aléatoires </text:span><text:span text:style-name="T5">sur</text:span><text:span text:style-name="T4">ce fichier et on l’efface.</text:span></text:p>
      <text:p text:style-name="P3"/>
      <text:p text:style-name="P3">Il faudra connaître le nom d’utilisateur et l’adresse de la machine pour avoir l’adresse </text:p>
      <text:p text:style-name="P3"><text:a xlink:type="simple" xlink:href="mailto:user@ip_adresse" text:style-name="Internet_20_link" text:visited-style-name="Visited_20_Internet_20_Link">user@ip_adresse</text:a>. Soit on connaîtra le mot de passe directement, soit on définit en avance des paires de clés publiques, clés privés et on configure les machines distant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3T12:47:48.723697634</meta:creation-date>
    <dc:date>2022-03-13T13:01:49.899422094</dc:date>
    <meta:editing-duration>PT40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8" meta:word-count="124" meta:character-count="768" meta:non-whitespace-character-count="650"/>
  </office:meta>
</office:document-meta>
</file>